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 sagen diese Reihe ist ein Science Fiction RPG ist untertrieben. Diese Reihe IST DAS Science Fiction RPG. Zu sehen wie diese Reihe durch die schiere Masse (no pun intended) an Inhalt in Mass effect: Andromeda vernichtet wurde ist traurig. Diese Reihe ist mir über seine anfängliche triologie einfach ans Herz gewachsen. Alle Karaktäre und Dialoge sind mir ans Herz gewachsen. Dieses Spiel verkörpert für mich eine gute Science Fiction Story so wie eine gute Umsetzung der solchen. Der erste Titel Mass effect erschien 2007 als Xbox exclusive bei Microsoft bis EA schließlich 2008 BioWare aufkaufte und das Spiel mit dem Entwickler Demurge Studios ebenfalls für den PC zugänglich machte. Seit dem gehört BioWare zu EA , leider, denn es fing schon 2012 mit dem dritten Teil der Reihe. Mann fing plötzlich an Karaktäre aus dem nichts her zu zaubern und einen Kampf auf den man sich über 3 Spiel lang vorbereitet hat einfach nicht zu bringen?! Mein Gott Mass effect 3 ist gut BIS auf die letzten 20 Minuten des Spiels. Aber das war erst die Spitze des Eisbergs. Dann kam Mass effect: Andromeda. Übersäht mit bugs und zu viel Inhalt mit zu wenig tiefgang hat dieses Spiel trotz dem noch einnahmen weit über der 100 Millionen Grenze gemacht (währe ohne das EA Marketing nicht möglich gewesen). Wir können nur hoffen das der für dieses Jahr Juni angekündigte Titel Mass effect: Annihilation wieder besser wird. Es wurde auf Grund dieser Vorfälle bereits eines der drei BioWare Studios geschlossen (BioWare Montre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15T17:29:02.46</meta:creation-date>
    <dc:date>2018-02-15T18:07:27.93</dc:date>
    <meta:editing-duration>PT38M21S</meta:editing-duration>
    <meta:editing-cycles>8</meta:editing-cycles>
    <meta:generator>OpenOffice/4.1.5$Win32 OpenOffice.org_project/415m1$Build-9789</meta:generator>
    <meta:document-statistic meta:table-count="0" meta:image-count="0" meta:object-count="0" meta:page-count="1" meta:paragraph-count="1" meta:word-count="251" meta:character-count="1510"/>
  </office:meta>
</office:document-meta>
</file>